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91.02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26.72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0">
      <style:table-cell-properties style:vertical-align="automatic"/>
      <style:text-properties fo:color="#ff0000" fo:font-size="36pt" style:font-size-asian="36pt" style:font-size-complex="36pt"/>
    </style:style>
    <style:style style:name="ce12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/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able-cell-properties style:vertical-align="automatic"/>
      <style:text-properties fo:color="#0000ff" style:font-name="Calibri" fo:font-size="18pt" style:font-name-asian="Calibri" style:font-size-asian="18pt" style:font-name-complex="Calibri" style:font-size-complex="18pt"/>
    </style:style>
    <style:style style:name="ce9" style:family="table-cell" style:parent-style-name="Default" style:data-style-name="N0">
      <style:table-cell-properties style:vertical-align="automatic"/>
      <style:text-properties fo:color="#0000ff" style:font-name="Calibri" fo:font-size="14pt" style:font-name-asian="Calibri" style:font-size-asian="14pt" style:font-name-complex="Calibri" style:font-size-complex="14pt"/>
    </style:style>
    <style:style style:name="ce10" style:family="table-cell" style:parent-style-name="Default" style:data-style-name="N0">
      <style:table-cell-properties style:vertical-align="automatic"/>
      <style:text-properties fo:color="#434343" style:font-name="Calibri" fo:font-size="14pt" fo:font-style="italic" style:font-name-asian="Calibri" style:font-size-asian="14pt" style:font-style-asian="italic" style:font-name-complex="Calibri" style:font-size-complex="14pt" style:font-style-complex="italic"/>
    </style:style>
    <style:style style:name="ce13" style:family="table-cell" style:parent-style-name="Default" style:data-style-name="N0">
      <style:table-cell-properties style:vertical-align="automatic"/>
      <style:text-properties fo:color="#434343" style:font-name="Calibri" fo:font-size="14pt" fo:font-style="italic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ce14" style:family="table-cell" style:parent-style-name="Default" style:data-style-name="N0">
      <style:table-cell-properties style:vertical-align="automatic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8" style:family="table-cell" style:parent-style-name="Default" style:data-style-name="N0">
      <style:table-cell-properties style:vertical-align="automatic"/>
      <style:text-properties style:font-name="Calibri" fo:font-size="14pt" fo:font-style="italic" style:font-name-asian="Calibri" style:font-size-asian="14pt" style:font-style-asian="italic" style:font-name-complex="Calibri" style:font-size-complex="14pt" style:font-style-complex="italic"/>
    </style:style>
    <style:style style:name="ce21" style:family="table-cell" style:parent-style-name="Default" style:data-style-name="N0">
      <style:table-cell-properties style:vertical-align="automatic"/>
      <style:text-properties style:font-name="Calibri" fo:font-size="14pt" fo:font-style="italic" style:font-name-asian="Calibri" style:font-size-asian="14pt" style:font-style-asian="italic" style:font-name-complex="Calibri" style:font-size-complex="14pt" style:font-style-complex="italic"/>
    </style:style>
    <style:style style:name="ce22" style:family="table-cell" style:parent-style-name="Default" style:data-style-name="N0">
      <style:table-cell-properties style:vertical-align="automatic"/>
      <style:text-properties style:font-name="Calibri" fo:font-size="14pt" style:font-name-asian="Calibri" style:font-size-asian="14pt" style:font-name-complex="Calibri" style:font-size-complex="14pt"/>
    </style:style>
    <style:style style:name="ce4" style:family="table-cell" style:parent-style-name="Default" style:data-style-name="N0">
      <style:table-cell-properties fo:background-color="#ddebf7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fo:border-bottom="0.06pt solid #a2b8e1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Calibri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order-bottom="0.06pt solid #8ea9db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style:vertical-align="automatic"/>
      <style:text-properties fo:color="#ff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" style:family="table-cell" style:parent-style-name="Default" style:data-style-name="N0">
      <style:table-cell-properties fo:border-bottom="0.06pt solid #4472c4" fo:border-left="none" fo:border-right="none" fo:border-top="0.06pt solid #4472c4" style:vertical-align="automatic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8" style:family="table-cell" style:parent-style-name="Default" style:data-style-name="N1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1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Inconsolata" fo:font-size="11pt" style:font-name-asian="Inconsolata" style:font-size-asian="11pt" style:font-name-complex="Inconsolata" style:font-size-complex="11pt"/>
    </style:style>
  </office:automatic-styles>
  <office:body>
    <office:spreadsheet>
      <table:calculation-settings table:case-sensitive="false" table:search-criteria-must-apply-to-whole-cell="false"/>
      <table:table table:name="UOMO" table:style-name="ta1">
        <table:table-column table:style-name="co1" table:default-cell-style-name="ce12"/>
        <table:table-column table:style-name="co2" table:number-columns-repeated="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1019" table:default-cell-style-name="ce12"/>
        <table:table-row table:style-name="ro1">
          <table:table-cell table:style-name="ce2" office:value-type="string" calcext:value-type="string">
            <text:p>Scaricate il foglio! File, Scarica :)</text:p>
          </table:table-cell>
          <table:table-cell table:number-columns-repeated="1023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Peso</text:p>
          </table:table-cell>
          <table:table-cell table:style-name="ce3"/>
          <table:table-cell table:style-name="ce4" office:value-type="string" calcext:value-type="string">
            <text:p>Moltiplicatore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nserisci il tuo peso --&gt;</text:p>
          </table:table-cell>
          <table:table-cell table:style-name="ce6" office:value-type="float" office:value="71" calcext:value-type="float">
            <text:p>71</text:p>
          </table:table-cell>
          <table:table-cell table:style-name="ce3"/>
          <table:table-cell table:style-name="Default" table:formula="of:=IF([.$C$3]&lt;=50;35;IF(AND([.$C$3]&lt;=85;[.$C$3]&gt;50);32;IF(AND([.$C$3]&lt;=95;[.$C$3]&gt;85);28;IF([.$C$3]&gt;95;18))))" office:value-type="float" office:value="32" calcext:value-type="float">
            <text:p>32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8"/>
          <table:table-cell table:style-name="ce9" office:value-type="string" calcext:value-type="string">
            <text:p>NON INSERIRE O CAMBIARE NIENT'ALTRO!!!</text:p>
          </table:table-cell>
          <table:table-cell table:style-name="ce3" table:number-columns-repeated="3"/>
          <table:table-cell table:style-name="Default" table:number-columns-repeated="2"/>
          <table:table-cell table:style-name="ce3" table:number-columns-repeated="2"/>
          <table:table-cell table:number-columns-repeated="1015"/>
        </table:table-row>
        <table:table-row table:style-name="ro2">
          <table:table-cell/>
          <table:table-cell table:style-name="ce3" table:number-columns-repeated="4"/>
          <table:table-cell table:style-name="Default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calorie di mantenimento --&gt;</text:p>
          </table:table-cell>
          <table:table-cell table:style-name="ce11" table:formula="of:=[.$C$3]*[.$E$3]" office:value-type="float" office:value="2272" calcext:value-type="float">
            <text:p>2272</text:p>
          </table:table-cell>
          <table:table-cell table:style-name="ce3" table:number-columns-repeated="2"/>
          <table:table-cell table:style-name="Default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(stima iniziale)</text:p>
          </table:table-cell>
          <table:table-cell table:style-name="ce3" table:number-columns-repeated="3"/>
          <table:table-cell table:style-name="Default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10"/>
          <table:table-cell table:style-name="ce3" table:number-columns-repeated="3"/>
          <table:table-cell table:style-name="Default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deficit --&gt;</text:p>
          </table:table-cell>
          <table:table-cell table:style-name="ce11" table:formula="of:=[.$C$6]-300" office:value-type="float" office:value="1972" calcext:value-type="float">
            <text:p>1972</text:p>
          </table:table-cell>
          <table:table-cell table:style-name="ce3" table:number-columns-repeated="2"/>
          <table:table-cell table:style-name="Default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deficit aggressivo --&gt;</text:p>
          </table:table-cell>
          <table:table-cell table:style-name="ce11" table:formula="of:=[.$C$6]-500" office:value-type="float" office:value="1772" calcext:value-type="float">
            <text:p>1772</text:p>
          </table:table-cell>
          <table:table-cell table:style-name="ce3" table:number-columns-repeated="2"/>
          <table:table-cell table:style-name="Default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10"/>
          <table:table-cell table:style-name="ce3" table:number-columns-repeated="3"/>
          <table:table-cell table:style-name="Default" table:number-columns-repeated="2"/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surplus (lean bulk) --&gt;</text:p>
          </table:table-cell>
          <table:table-cell table:style-name="ce11" table:formula="of:=[.$C$6]+300" office:value-type="float" office:value="2572" calcext:value-type="float">
            <text:p>2572</text:p>
          </table:table-cell>
          <table:table-cell table:style-name="ce3" table:number-columns-repeated="6"/>
          <table:table-cell table:number-columns-repeated="1015"/>
        </table:table-row>
        <table:table-row table:style-name="ro1">
          <table:table-cell/>
          <table:table-cell table:style-name="ce10"/>
          <table:table-cell table:style-name="ce3" table:number-columns-repeated="7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4"/>
          <table:table-cell table:style-name="ce15" office:value-type="string" calcext:value-type="string">
            <text:p>Raccomandazioni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Macro In Deficit</text:p>
          </table:table-cell>
          <table:table-cell table:style-name="ce17" office:value-type="string" calcext:value-type="string">
            <text:p>Proteine (g)</text:p>
          </table:table-cell>
          <table:table-cell table:style-name="ce18" table:formula="of:=[.$C$3]*2.3" office:value-type="float" office:value="163.3" calcext:value-type="float">
            <text:p>163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Carbo(g)</text:p>
          </table:table-cell>
          <table:table-cell table:style-name="ce18" table:formula="of:=[.$C$9]*0.45/4" office:value-type="float" office:value="221.85" calcext:value-type="float">
            <text:p>22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Grassi (g)</text:p>
          </table:table-cell>
          <table:table-cell table:style-name="ce18" table:formula="of:=([.$C$9]-([.$D$15]*4+[.$D$16]*4))/9" office:value-type="float" office:value="47.9333333333334" calcext:value-type="float">
            <text:p>48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Calorie</text:p>
          </table:table-cell>
          <table:table-cell table:style-name="ce18" table:formula="of:=[.$D$15]*4+[.$D$16]*4+[.$D$17]*9" office:value-type="float" office:value="1972" calcext:value-type="float">
            <text:p>197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4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Macro In Deficit Aggressivo</text:p>
          </table:table-cell>
          <table:table-cell table:style-name="ce14"/>
          <table:table-cell table:style-name="ce15" office:value-type="string" calcext:value-type="string">
            <text:p>Raccomandazioni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Proteine (g)</text:p>
          </table:table-cell>
          <table:table-cell table:style-name="ce18" table:formula="of:=[.$C$3]*2.5" office:value-type="float" office:value="177.5" calcext:value-type="float">
            <text:p>178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Carbo(g)</text:p>
          </table:table-cell>
          <table:table-cell table:style-name="ce18" table:formula="of:=[.$C$10]*0.35/4" office:value-type="float" office:value="155.05" calcext:value-type="float">
            <text:p>155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Grassi (g)</text:p>
          </table:table-cell>
          <table:table-cell table:style-name="ce18" table:formula="of:=([.$C$10]-([.$D$21]*4+[.$D$22]*4))/9" office:value-type="float" office:value="49.0888888888889" calcext:value-type="float">
            <text:p>49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/>
          <table:table-cell table:style-name="ce13"/>
          <table:table-cell table:style-name="ce17" office:value-type="string" calcext:value-type="string">
            <text:p>Calorie</text:p>
          </table:table-cell>
          <table:table-cell table:style-name="ce18" table:formula="of:=[.$D$21]*4+[.$D$22]*4+[.$D$23]*9" office:value-type="float" office:value="1772" calcext:value-type="float">
            <text:p>1772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/>
          <table:table-cell table:style-name="ce13"/>
          <table:table-cell table:style-name="ce14" table:number-columns-repeated="2"/>
          <table:table-cell table:style-name="ce3" table:number-columns-repeated="5"/>
          <table:table-cell table:number-columns-repeated="1015"/>
        </table:table-row>
        <table:table-row table:style-name="ro3">
          <table:table-cell/>
          <table:table-cell table:style-name="ce13" office:value-type="string" calcext:value-type="string">
            <text:p>Macro in Surplus</text:p>
          </table:table-cell>
          <table:table-cell table:style-name="ce14"/>
          <table:table-cell table:style-name="ce15" office:value-type="string" calcext:value-type="string">
            <text:p>Raccomandazioni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Proteine (g)</text:p>
          </table:table-cell>
          <table:table-cell table:style-name="ce20" table:formula="of:=[.$C$3]*2" office:value-type="float" office:value="142" calcext:value-type="float">
            <text:p>142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Carbo(g)</text:p>
          </table:table-cell>
          <table:table-cell table:style-name="ce20" table:formula="of:=[.$C$12]*0.5/4" office:value-type="float" office:value="321.5" calcext:value-type="float">
            <text:p>322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Grassi (g)</text:p>
          </table:table-cell>
          <table:table-cell table:style-name="ce20" table:formula="of:=([.$C$12]-([.$D$27]*4+[.$D$28]*4))/9" office:value-type="float" office:value="79.7777777777778" calcext:value-type="float">
            <text:p>80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Calorie</text:p>
          </table:table-cell>
          <table:table-cell table:style-name="ce20" table:formula="of:=[.$D$27]*4+[.D28]*4+[.$D$29]*9" office:value-type="float" office:value="2572" calcext:value-type="float">
            <text:p>2572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/>
          <table:table-cell table:style-name="ce28" office:value-type="string" calcext:value-type="string" table:number-columns-spanned="4" table:number-rows-spanned="1">
            <text:p>Se a dieta, ricalcola I macro ogni volta che vai in stallo (inserendo il tuo nuovo peso).</text:p>
          </table:table-cell>
          <table:covered-table-cell table:number-columns-repeated="3"/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8" office:value-type="string" calcext:value-type="string" table:number-columns-spanned="3" table:number-rows-spanned="1">
            <text:p>Se in surplus, non ingrassare di piu' di 1.5kg al mese.</text:p>
          </table:table-cell>
          <table:covered-table-cell table:number-columns-repeated="2"/>
          <table:table-cell table:style-name="ce21" table:number-columns-repeated="5"/>
          <table:table-cell table:number-columns-repeated="1015"/>
        </table:table-row>
        <table:table-row table:style-name="ro3">
          <table:table-cell/>
          <table:table-cell table:style-name="ce21" table:number-columns-repeated="8"/>
          <table:table-cell table:number-columns-repeated="1015"/>
        </table:table-row>
        <table:table-row table:style-name="ro3">
          <table:table-cell/>
          <table:table-cell table:style-name="ce28" office:value-type="string" calcext:value-type="string" table:number-columns-spanned="8" table:number-rows-spanned="1">
            <text:p>Ricorda, questi numeri sono solo iniziali e una approssimazione. Testa in pratica, e modifica a seconda di cio' che vedi in pratica.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/>
          <table:table-cell table:style-name="ce22" table:number-columns-repeated="8"/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NA" table:style-name="ta1">
        <table:table-column table:style-name="co5" table:number-columns-repeated="1024" table:default-cell-style-name="ce12"/>
        <table:table-row table:style-name="ro1">
          <table:table-cell table:style-name="ce2" office:value-type="string" calcext:value-type="string">
            <text:p>Scaricate il foglio! File, Scarica :)</text:p>
          </table:table-cell>
          <table:table-cell table:number-columns-repeated="1023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Peso</text:p>
          </table:table-cell>
          <table:table-cell table:style-name="ce3"/>
          <table:table-cell table:style-name="ce4" office:value-type="string" calcext:value-type="string">
            <text:p>Moltiplicatore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nserisci il tuo peso --&gt;</text:p>
          </table:table-cell>
          <table:table-cell table:style-name="ce6" office:value-type="float" office:value="70" calcext:value-type="float">
            <text:p>70</text:p>
          </table:table-cell>
          <table:table-cell table:style-name="ce3"/>
          <table:table-cell table:style-name="ce7" table:formula="of:=IF([.$C$3]&lt;=50;29;IF(AND([.$C$3]&lt;=85;[.$C$3]&gt;50);26;IF(AND([.$C$3]&lt;=95;[.$C$3]&gt;85);23;IF([.$C$3]&gt;95;20))))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8"/>
          <table:table-cell table:style-name="ce9" office:value-type="string" calcext:value-type="string">
            <text:p>NON INSERIRE O CAMBIARE NIENT'ALTRO!!!</text:p>
          </table:table-cell>
          <table:table-cell table:style-name="ce3" table:number-columns-repeated="3"/>
          <table:table-cell table:style-name="ce7"/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calorie di mantenimento --&gt;</text:p>
          </table:table-cell>
          <table:table-cell table:style-name="ce11" table:formula="of:=[.$C$3]*[.$E$3]" office:value-type="float" office:value="1820" calcext:value-type="float">
            <text:p>1820</text:p>
          </table:table-cell>
          <table:table-cell table:style-name="ce3" table:number-columns-repeated="6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(stima iniziale)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/>
          <table:table-cell table:style-name="ce10"/>
          <table:table-cell table:style-name="ce3" table:number-columns-repeated="7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deficit --&gt;</text:p>
          </table:table-cell>
          <table:table-cell table:style-name="ce11" table:formula="of:=[.$C$6]-300" office:value-type="float" office:value="1520" calcext:value-type="float">
            <text:p>1520</text:p>
          </table:table-cell>
          <table:table-cell table:style-name="ce3" table:number-columns-repeated="6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deficit aggressivo --&gt;</text:p>
          </table:table-cell>
          <table:table-cell table:style-name="ce11" table:formula="of:=[.$C$6]-500" office:value-type="float" office:value="1320" calcext:value-type="float">
            <text:p>1320</text:p>
          </table:table-cell>
          <table:table-cell table:style-name="ce3" table:number-columns-repeated="6"/>
          <table:table-cell table:number-columns-repeated="1015"/>
        </table:table-row>
        <table:table-row table:style-name="ro1">
          <table:table-cell/>
          <table:table-cell table:style-name="ce10"/>
          <table:table-cell table:style-name="ce3" table:number-columns-repeated="7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surplus (lean bulk) --&gt;</text:p>
          </table:table-cell>
          <table:table-cell table:style-name="ce11" table:formula="of:=[.$C$6]+300" office:value-type="float" office:value="2120" calcext:value-type="float">
            <text:p>2120</text:p>
          </table:table-cell>
          <table:table-cell table:style-name="ce3" table:number-columns-repeated="6"/>
          <table:table-cell table:number-columns-repeated="1015"/>
        </table:table-row>
        <table:table-row table:style-name="ro1">
          <table:table-cell/>
          <table:table-cell table:style-name="ce10"/>
          <table:table-cell table:style-name="ce3" table:number-columns-repeated="7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4"/>
          <table:table-cell table:style-name="ce15" office:value-type="string" calcext:value-type="string">
            <text:p>Raccomandazioni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Macro In Deficit</text:p>
          </table:table-cell>
          <table:table-cell table:style-name="ce17" office:value-type="string" calcext:value-type="string">
            <text:p>Proteine (g)</text:p>
          </table:table-cell>
          <table:table-cell table:style-name="ce18" table:formula="of:=[.$C$3]*2.3" office:value-type="float" office:value="161" calcext:value-type="float">
            <text:p>16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Carbo(g)</text:p>
          </table:table-cell>
          <table:table-cell table:style-name="ce18" table:formula="of:=[.$C$9]*0.45/4" office:value-type="float" office:value="171" calcext:value-type="float">
            <text:p>17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Grassi (g)</text:p>
          </table:table-cell>
          <table:table-cell table:style-name="ce18" table:formula="of:=([.$C$9]-([.$D$15]*4+[.$D$16]*4))/9" office:value-type="float" office:value="21.3333333333333" calcext:value-type="float">
            <text:p>2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Calorie</text:p>
          </table:table-cell>
          <table:table-cell table:style-name="ce18" table:formula="of:=[.$D$15]*4+[.$D$16]*4+[.$D$17]*9" office:value-type="float" office:value="1520" calcext:value-type="float">
            <text:p>152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4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Macro In Deficit Aggressivo</text:p>
          </table:table-cell>
          <table:table-cell table:style-name="ce14"/>
          <table:table-cell table:style-name="ce15" office:value-type="string" calcext:value-type="string">
            <text:p>Raccomandazioni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Proteine (g)</text:p>
          </table:table-cell>
          <table:table-cell table:style-name="ce18" table:formula="of:=[.$C$3]*2.5" office:value-type="float" office:value="175" calcext:value-type="float">
            <text:p>175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Carbo(g)</text:p>
          </table:table-cell>
          <table:table-cell table:style-name="ce18" table:formula="of:=[.$C$10]*0.35/4" office:value-type="float" office:value="115.5" calcext:value-type="float">
            <text:p>116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Grassi (g)</text:p>
          </table:table-cell>
          <table:table-cell table:style-name="ce18" table:formula="of:=([.$C$10]-([.$D$21]*4+[.$D$22]*4))/9" office:value-type="float" office:value="17.5555555555556" calcext:value-type="float">
            <text:p>18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/>
          <table:table-cell table:style-name="ce13"/>
          <table:table-cell table:style-name="ce17" office:value-type="string" calcext:value-type="string">
            <text:p>Calorie</text:p>
          </table:table-cell>
          <table:table-cell table:style-name="ce18" table:formula="of:=[.$D$21]*4+[.$D$22]*4+[.$D$23]*9" office:value-type="float" office:value="1320" calcext:value-type="float">
            <text:p>1320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/>
          <table:table-cell table:style-name="ce13"/>
          <table:table-cell table:style-name="ce14" table:number-columns-repeated="2"/>
          <table:table-cell table:style-name="ce3" table:number-columns-repeated="5"/>
          <table:table-cell table:number-columns-repeated="1015"/>
        </table:table-row>
        <table:table-row table:style-name="ro3">
          <table:table-cell/>
          <table:table-cell table:style-name="ce13" office:value-type="string" calcext:value-type="string">
            <text:p>Macro in Surplus</text:p>
          </table:table-cell>
          <table:table-cell table:style-name="ce14"/>
          <table:table-cell table:style-name="ce15" office:value-type="string" calcext:value-type="string">
            <text:p>Raccomandazioni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Proteine (g)</text:p>
          </table:table-cell>
          <table:table-cell table:style-name="ce20" table:formula="of:=[.$C$3]*2" office:value-type="float" office:value="140" calcext:value-type="float">
            <text:p>140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Carbo(g)</text:p>
          </table:table-cell>
          <table:table-cell table:style-name="ce20" table:formula="of:=[.$C$12]*0.5/4" office:value-type="float" office:value="265" calcext:value-type="float">
            <text:p>265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Grassi (g)</text:p>
          </table:table-cell>
          <table:table-cell table:style-name="ce20" table:formula="of:=([.$C$12]-([.$D$27]*4+[.$D$28]*4))/9" office:value-type="float" office:value="55.5555555555556" calcext:value-type="float">
            <text:p>56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14"/>
          <table:table-cell table:style-name="ce14" office:value-type="string" calcext:value-type="string">
            <text:p>Calorie</text:p>
          </table:table-cell>
          <table:table-cell table:style-name="ce20" table:formula="of:=[.$D$27]*4+[.D28]*4+[.$D$29]*9" office:value-type="float" office:value="2120" calcext:value-type="float">
            <text:p>2120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/>
          <table:table-cell table:style-name="ce28" office:value-type="string" calcext:value-type="string" table:number-columns-spanned="4" table:number-rows-spanned="1">
            <text:p>Se a dieta, ricalcola I macro ogni volta che vai in stallo (inserendo il tuo nuovo peso).</text:p>
          </table:table-cell>
          <table:covered-table-cell table:number-columns-repeated="3"/>
          <table:table-cell table:style-name="ce28" table:number-columns-repeated="4"/>
          <table:table-cell table:number-columns-repeated="1015"/>
        </table:table-row>
        <table:table-row table:style-name="ro3">
          <table:table-cell/>
          <table:table-cell table:style-name="ce28" office:value-type="string" calcext:value-type="string" table:number-columns-spanned="3" table:number-rows-spanned="1">
            <text:p>Se in surplus, non ingrassare di piu' di 1.5kg al mese.</text:p>
          </table:table-cell>
          <table:covered-table-cell table:number-columns-repeated="2"/>
          <table:table-cell table:style-name="ce28" table:number-columns-repeated="5"/>
          <table:table-cell table:number-columns-repeated="1015"/>
        </table:table-row>
        <table:table-row table:style-name="ro3">
          <table:table-cell/>
          <table:table-cell table:style-name="ce28" table:number-columns-repeated="8"/>
          <table:table-cell table:number-columns-repeated="1015"/>
        </table:table-row>
        <table:table-row table:style-name="ro3">
          <table:table-cell/>
          <table:table-cell table:style-name="ce28" office:value-type="string" calcext:value-type="string" table:number-columns-spanned="8" table:number-rows-spanned="1">
            <text:p>Ricorda, questi numeri sono solo iniziali e una approssimazione. Testa in pratica, e modifica a seconda di cio' che vedi in pratica.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/>
          <table:table-cell table:style-name="ce22" table:number-columns-repeated="8"/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Inconsolata" svg:font-family="Inconsolat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Alberto</meta:initial-creator>
    <meta:creation-date>2018-06-28T10:35:52Z</meta:creation-date>
    <dc:date>2020-03-26T18:34:15.061000000</dc:date>
    <meta:editing-duration>PT4M</meta:editing-duration>
    <meta:editing-cycles>5</meta:editing-cycles>
    <meta:document-statistic meta:table-count="2" meta:cell-count="98" meta:object-count="0"/>
  </office:meta>
</office:document-meta>
</file>